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KJDCI+ComicSansMS" svg:font-family="CKJDCI+ComicSansMS" style:font-family-generic="swiss"/>
    <style:font-face style:name="CKJDHA+ComicSansMS-Bold" svg:font-family="CKJDHA+ComicSansMS-Bold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KJDCI+ComicSansMS" fo:font-size="12pt" style:font-name-asian="CKJDCI+ComicSansMS" style:font-size-asian="12pt" style:font-name-complex="CKJDCI+ComicSansMS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CKJDHA+ComicSansMS-Bold" fo:font-size="18.5pt" style:font-name-asian="CKJDHA+ComicSansMS-Bold" style:font-size-asian="18.5pt" style:font-name-complex="CKJDHA+ComicSansMS-Bold" style:font-size-complex="18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KJDCI+ComicSansMS" fo:font-size="12pt" style:font-name-asian="CKJDCI+ComicSansMS" style:font-size-asian="12pt" style:font-name-complex="CKJDCI+ComicSansM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00 Most Common Words</text:p>
      <text:p text:style-name="P2">by: Edward Fry</text:p>
      <text:p text:style-name="P1">the</text:p>
      <text:p text:style-name="P1">of</text:p>
      <text:p text:style-name="P1">and</text:p>
      <text:p text:style-name="P1">a</text:p>
      <text:p text:style-name="P1">to</text:p>
      <text:p text:style-name="P1">in</text:p>
      <text:p text:style-name="P1">is</text:p>
      <text:p text:style-name="P1">you</text:p>
      <text:p text:style-name="P1">that</text:p>
      <text:p text:style-name="P1">it</text:p>
      <text:p text:style-name="P1">he</text:p>
      <text:p text:style-name="P1">was</text:p>
      <text:p text:style-name="P1">for</text:p>
      <text:p text:style-name="P1">on</text:p>
      <text:p text:style-name="P1">are</text:p>
      <text:p text:style-name="P1">as</text:p>
      <text:p text:style-name="P1">with</text:p>
      <text:p text:style-name="P1">his</text:p>
      <text:p text:style-name="P1">they</text:p>
      <text:p text:style-name="P1">I</text:p>
      <text:p text:style-name="P1">at</text:p>
      <text:p text:style-name="P1">be</text:p>
      <text:p text:style-name="P1">this</text:p>
      <text:p text:style-name="P1">have</text:p>
      <text:p text:style-name="P1">from</text:p>
      <text:p text:style-name="P1">or</text:p>
      <text:p text:style-name="P1">one</text:p>
      <text:p text:style-name="P1">had</text:p>
      <text:p text:style-name="P1">by</text:p>
      <text:p text:style-name="P1">word</text:p>
      <text:p text:style-name="P1">but</text:p>
      <text:p text:style-name="P1">not</text:p>
      <text:p text:style-name="P1">what</text:p>
      <text:p text:style-name="P1">all</text:p>
      <text:p text:style-name="P1">were</text:p>
      <text:p text:style-name="P1">we</text:p>
      <text:p text:style-name="P1">when</text:p>
      <text:p text:style-name="P1">your</text:p>
      <text:p text:style-name="P1">can</text:p>
      <text:p text:style-name="P1">said</text:p>
      <text:p text:style-name="P1">there</text:p>
      <text:p text:style-name="P1">use</text:p>
      <text:p text:style-name="P1">an</text:p>
      <text:p text:style-name="P1">each</text:p>
      <text:p text:style-name="P1">which</text:p>
      <text:p text:style-name="P1"><text:soft-page-break/>she</text:p>
      <text:p text:style-name="P1">do</text:p>
      <text:p text:style-name="P1">how</text:p>
      <text:p text:style-name="P1">their</text:p>
      <text:p text:style-name="P1">if</text:p>
      <text:p text:style-name="P1">will</text:p>
      <text:p text:style-name="P1">up</text:p>
      <text:p text:style-name="P1">other</text:p>
      <text:p text:style-name="P1">about</text:p>
      <text:p text:style-name="P1">out</text:p>
      <text:p text:style-name="P1">many</text:p>
      <text:p text:style-name="P1">then</text:p>
      <text:p text:style-name="P1">them</text:p>
      <text:p text:style-name="P1">these</text:p>
      <text:p text:style-name="P1">so</text:p>
      <text:p text:style-name="P1">some</text:p>
      <text:p text:style-name="P1">her</text:p>
      <text:p text:style-name="P1">would</text:p>
      <text:p text:style-name="P1">make</text:p>
      <text:p text:style-name="P1">like</text:p>
      <text:p text:style-name="P1">him</text:p>
      <text:p text:style-name="P1">into</text:p>
      <text:p text:style-name="P1">time</text:p>
      <text:p text:style-name="P1">has</text:p>
      <text:p text:style-name="P1">look</text:p>
      <text:p text:style-name="P1">two</text:p>
      <text:p text:style-name="P1">more</text:p>
      <text:p text:style-name="P1">write</text:p>
      <text:p text:style-name="P1">go</text:p>
      <text:p text:style-name="P1">see</text:p>
      <text:p text:style-name="P1">number</text:p>
      <text:p text:style-name="P1">no</text:p>
      <text:p text:style-name="P1">way</text:p>
      <text:p text:style-name="P1">could</text:p>
      <text:p text:style-name="P1">people</text:p>
      <text:p text:style-name="P1">my</text:p>
      <text:p text:style-name="P1">than</text:p>
      <text:p text:style-name="P1">first</text:p>
      <text:p text:style-name="P1">water</text:p>
      <text:p text:style-name="P1">been</text:p>
      <text:p text:style-name="P1">call</text:p>
      <text:p text:style-name="P1">who</text:p>
      <text:p text:style-name="P1">oil</text:p>
      <text:p text:style-name="P1">now</text:p>
      <text:p text:style-name="P1">find</text:p>
      <text:p text:style-name="P1">long</text:p>
      <text:p text:style-name="P1">down</text:p>
      <text:p text:style-name="P1">day</text:p>
      <text:p text:style-name="P1"><text:soft-page-break/>did</text:p>
      <text:p text:style-name="P1">get</text:p>
      <text:p text:style-name="P1">come</text:p>
      <text:p text:style-name="P1">made</text:p>
      <text:p text:style-name="P1">may</text:p>
      <text:p text:style-name="P1">part</text:p>
      <text:p text:style-name="P1">over</text:p>
      <text:p text:style-name="P1">new</text:p>
      <text:p text:style-name="P1">sound</text:p>
      <text:p text:style-name="P1">take</text:p>
      <text:p text:style-name="P1">only</text:p>
      <text:p text:style-name="P1">little</text:p>
      <text:p text:style-name="P1">work</text:p>
      <text:p text:style-name="P1">know</text:p>
      <text:p text:style-name="P1">place</text:p>
      <text:p text:style-name="P1">year</text:p>
      <text:p text:style-name="P1">live</text:p>
      <text:p text:style-name="P1">me</text:p>
      <text:p text:style-name="P1">back</text:p>
      <text:p text:style-name="P1">give</text:p>
      <text:p text:style-name="P1">most</text:p>
      <text:p text:style-name="P1">very</text:p>
      <text:p text:style-name="P1">after</text:p>
      <text:p text:style-name="P1">thing</text:p>
      <text:p text:style-name="P1">our</text:p>
      <text:p text:style-name="P1">just</text:p>
      <text:p text:style-name="P1">name</text:p>
      <text:p text:style-name="P1">good</text:p>
      <text:p text:style-name="P1">sentence</text:p>
      <text:p text:style-name="P1">man</text:p>
      <text:p text:style-name="P1">think</text:p>
      <text:p text:style-name="P1">say</text:p>
      <text:p text:style-name="P1">great</text:p>
      <text:p text:style-name="P1">where</text:p>
      <text:p text:style-name="P1">help</text:p>
      <text:p text:style-name="P1">through</text:p>
      <text:p text:style-name="P1">much</text:p>
      <text:p text:style-name="P1">before</text:p>
      <text:p text:style-name="P1">line</text:p>
      <text:p text:style-name="P1">right</text:p>
      <text:p text:style-name="P1">too</text:p>
      <text:p text:style-name="P1">mean</text:p>
      <text:p text:style-name="P1">old</text:p>
      <text:p text:style-name="P1">any</text:p>
      <text:p text:style-name="P1">same</text:p>
      <text:p text:style-name="P1">tell</text:p>
      <text:p text:style-name="P1">boy</text:p>
      <text:p text:style-name="P1">follow</text:p>
      <text:p text:style-name="P1"><text:soft-page-break/>came</text:p>
      <text:p text:style-name="P1">want</text:p>
      <text:p text:style-name="P1">show</text:p>
      <text:p text:style-name="P1">also</text:p>
      <text:p text:style-name="P1">around</text:p>
      <text:p text:style-name="P1">form</text:p>
      <text:p text:style-name="P1">three</text:p>
      <text:p text:style-name="P1">small</text:p>
      <text:p text:style-name="P1">set</text:p>
      <text:p text:style-name="P1">put</text:p>
      <text:p text:style-name="P1">end</text:p>
      <text:p text:style-name="P1">does</text:p>
      <text:p text:style-name="P1">another</text:p>
      <text:p text:style-name="P1">well</text:p>
      <text:p text:style-name="P1">large</text:p>
      <text:p text:style-name="P1">must</text:p>
      <text:p text:style-name="P1">big</text:p>
      <text:p text:style-name="P1">even</text:p>
      <text:p text:style-name="P1">such</text:p>
      <text:p text:style-name="P1">because</text:p>
      <text:p text:style-name="P1">turn</text:p>
      <text:p text:style-name="P1">here</text:p>
      <text:p text:style-name="P1">why</text:p>
      <text:p text:style-name="P1">ask</text:p>
      <text:p text:style-name="P1">went</text:p>
      <text:p text:style-name="P1">men</text:p>
      <text:p text:style-name="P1">read</text:p>
      <text:p text:style-name="P1">need</text:p>
      <text:p text:style-name="P1">land</text:p>
      <text:p text:style-name="P1">different</text:p>
      <text:p text:style-name="P1">home</text:p>
      <text:p text:style-name="P1">us</text:p>
      <text:p text:style-name="P1">move</text:p>
      <text:p text:style-name="P1">try</text:p>
      <text:p text:style-name="P1">kind</text:p>
      <text:p text:style-name="P1">hand</text:p>
      <text:p text:style-name="P1">[picture</text:p>
      <text:p text:style-name="P1">again</text:p>
      <text:p text:style-name="P1">change</text:p>
      <text:p text:style-name="P1">off</text:p>
      <text:p text:style-name="P1">play</text:p>
      <text:p text:style-name="P1">spell</text:p>
      <text:p text:style-name="P1">air</text:p>
      <text:p text:style-name="P1">away</text:p>
      <text:p text:style-name="P1">animal</text:p>
      <text:p text:style-name="P1">house</text:p>
      <text:p text:style-name="P1">point</text:p>
      <text:p text:style-name="P1">page</text:p>
      <text:p text:style-name="P1"><text:soft-page-break/>letter</text:p>
      <text:p text:style-name="P1">mother</text:p>
      <text:p text:style-name="P1">answer</text:p>
      <text:p text:style-name="P1">found</text:p>
      <text:p text:style-name="P1">study</text:p>
      <text:p text:style-name="P1">still</text:p>
      <text:p text:style-name="P1">learn</text:p>
      <text:p text:style-name="P1">should</text:p>
      <text:p text:style-name="P1">America</text:p>
      <text:p text:style-name="P1">world</text:p>
      <text:p text:style-name="P1">high</text:p>
      <text:p text:style-name="P1">every</text:p>
      <text:p text:style-name="P1">near</text:p>
      <text:p text:style-name="P1">add</text:p>
      <text:p text:style-name="P1">food</text:p>
      <text:p text:style-name="P1">between</text:p>
      <text:p text:style-name="P1">own</text:p>
      <text:p text:style-name="P1">below</text:p>
      <text:p text:style-name="P1">country</text:p>
      <text:p text:style-name="P1">plant</text:p>
      <text:p text:style-name="P1">last</text:p>
      <text:p text:style-name="P1">school</text:p>
      <text:p text:style-name="P1">father</text:p>
      <text:p text:style-name="P1">keep</text:p>
      <text:p text:style-name="P1">tree</text:p>
      <text:p text:style-name="P1">never</text:p>
      <text:p text:style-name="P1">start</text:p>
      <text:p text:style-name="P1">city</text:p>
      <text:p text:style-name="P1">earth</text:p>
      <text:p text:style-name="P1">eye</text:p>
      <text:p text:style-name="P1">light</text:p>
      <text:p text:style-name="P1">thought</text:p>
      <text:p text:style-name="P1">head</text:p>
      <text:p text:style-name="P1">under</text:p>
      <text:p text:style-name="P1">story</text:p>
      <text:p text:style-name="P1">saw</text:p>
      <text:p text:style-name="P1">left</text:p>
      <text:p text:style-name="P1">don’t</text:p>
      <text:p text:style-name="P1">few</text:p>
      <text:p text:style-name="P1">while</text:p>
      <text:p text:style-name="P1">along</text:p>
      <text:p text:style-name="P1">might</text:p>
      <text:p text:style-name="P1">close</text:p>
      <text:p text:style-name="P1">something</text:p>
      <text:p text:style-name="P1">seem</text:p>
      <text:p text:style-name="P1">next</text:p>
      <text:p text:style-name="P1">hard</text:p>
      <text:p text:style-name="P1">open</text:p>
      <text:p text:style-name="P1"><text:soft-page-break/>example</text:p>
      <text:p text:style-name="P1">begin</text:p>
      <text:p text:style-name="P1">life</text:p>
      <text:p text:style-name="P1">always</text:p>
      <text:p text:style-name="P1">those</text:p>
      <text:p text:style-name="P1">both</text:p>
      <text:p text:style-name="P1">paper</text:p>
      <text:p text:style-name="P1">together</text:p>
      <text:p text:style-name="P1">got</text:p>
      <text:p text:style-name="P1">group</text:p>
      <text:p text:style-name="P1">often</text:p>
      <text:p text:style-name="P1">run</text:p>
      <text:p text:style-name="P1">important</text:p>
      <text:p text:style-name="P1">until</text:p>
      <text:p text:style-name="P1">children</text:p>
      <text:p text:style-name="P1">side</text:p>
      <text:p text:style-name="P1">feet</text:p>
      <text:p text:style-name="P1">car</text:p>
      <text:p text:style-name="P1">mile</text:p>
      <text:p text:style-name="P1">night</text:p>
      <text:p text:style-name="P1">walk</text:p>
      <text:p text:style-name="P1">white</text:p>
      <text:p text:style-name="P1">sea</text:p>
      <text:p text:style-name="P1">began</text:p>
      <text:p text:style-name="P1">grow</text:p>
      <text:p text:style-name="P1">took</text:p>
      <text:p text:style-name="P1">river</text:p>
      <text:p text:style-name="P1">four</text:p>
      <text:p text:style-name="P1">carry</text:p>
      <text:p text:style-name="P1">state</text:p>
      <text:p text:style-name="P1">once</text:p>
      <text:p text:style-name="P1">book</text:p>
      <text:p text:style-name="P1">hear</text:p>
      <text:p text:style-name="P1">stop</text:p>
      <text:p text:style-name="P1">without</text:p>
      <text:p text:style-name="P1">second</text:p>
      <text:p text:style-name="P1">late</text:p>
      <text:p text:style-name="P1">miss</text:p>
      <text:p text:style-name="P1">idea</text:p>
      <text:p text:style-name="P1">enough</text:p>
      <text:p text:style-name="P1">eat</text:p>
      <text:p text:style-name="P1">face</text:p>
      <text:p text:style-name="P1">watch</text:p>
      <text:p text:style-name="P1">far</text:p>
      <text:p text:style-name="P1">Indian</text:p>
      <text:p text:style-name="P1">real</text:p>
      <text:p text:style-name="P1">almost</text:p>
      <text:p text:style-name="P1">let</text:p>
      <text:p text:style-name="P1"><text:soft-page-break/>above</text:p>
      <text:p text:style-name="P1">girl</text:p>
      <text:p text:style-name="P1">sometimes</text:p>
      <text:p text:style-name="P1">mountain</text:p>
      <text:p text:style-name="P1">cut</text:p>
      <text:p text:style-name="P1">young</text:p>
      <text:p text:style-name="P1">talk</text:p>
      <text:p text:style-name="P1">soon</text:p>
      <text:p text:style-name="P1">list</text:p>
      <text:p text:style-name="P1">song</text:p>
      <text:p text:style-name="P1">leave</text:p>
      <text:p text:style-name="P1">family</text:p>
      <text:p text:style-name="P1">body</text:p>
      <text:p text:style-name="P1">music</text:p>
      <text:p text:style-name="P1">color</text:p>
      <text:p text:style-name="P1">being</text:p>
      <text:p text:style-name="P1">it’s</text:p>
      <text:p text:style-name="P1">your</text:p>
      <text:p text:style-name="P1">stand</text:p>
      <text:p text:style-name="P1">sun</text:p>
      <text:p text:style-name="P1">questions</text:p>
      <text:p text:style-name="P1">fish</text:p>
      <text:p text:style-name="P1">area</text:p>
      <text:p text:style-name="P1">mark</text:p>
      <text:p text:style-name="P1">dog</text:p>
      <text:p text:style-name="P1">horse</text:p>
      <text:p text:style-name="P1">birds</text:p>
      <text:p text:style-name="P1">problem</text:p>
      <text:p text:style-name="P1">complete</text:p>
      <text:p text:style-name="P1">room</text:p>
      <text:p text:style-name="P1">knew</text:p>
      <text:p text:style-name="P1">since</text:p>
      <text:p text:style-name="P1">ever</text:p>
      <text:p text:style-name="P1">piece</text:p>
      <text:p text:style-name="P1">told</text:p>
      <text:p text:style-name="P1">usually</text:p>
      <text:p text:style-name="P1">didn’t</text:p>
      <text:p text:style-name="P1">friend</text:p>
      <text:p text:style-name="P1">easy</text:p>
      <text:p text:style-name="P1">heard</text:p>
      <text:p text:style-name="P1">order</text:p>
      <text:p text:style-name="P1">red</text:p>
      <text:p text:style-name="P1">door</text:p>
      <text:p text:style-name="P1">sure</text:p>
      <text:p text:style-name="P1">become</text:p>
      <text:p text:style-name="P1">top</text:p>
      <text:p text:style-name="P1">ship</text:p>
      <text:p text:style-name="P1">across</text:p>
      <text:p text:style-name="P1"><text:soft-page-break/>today</text:p>
      <text:p text:style-name="P1">during</text:p>
      <text:p text:style-name="P1">short</text:p>
      <text:p text:style-name="P1">better</text:p>
      <text:p text:style-name="P1">best</text:p>
      <text:p text:style-name="P1">however</text:p>
      <text:p text:style-name="P1">low</text:p>
      <text:p text:style-name="P1">hours</text:p>
      <text:p text:style-name="P1">black</text:p>
      <text:p text:style-name="P1">products</text:p>
      <text:p text:style-name="P1">happened</text:p>
      <text:p text:style-name="P1">whole</text:p>
      <text:p text:style-name="P1">measure</text:p>
      <text:p text:style-name="P1">remember</text:p>
      <text:p text:style-name="P1">early</text:p>
      <text:p text:style-name="P1">waves</text:p>
      <text:p text:style-name="P1">reached</text:p>
      <text:p text:style-name="P1">listen</text:p>
      <text:p text:style-name="P1">wind</text:p>
      <text:p text:style-name="P1">rock</text:p>
      <text:p text:style-name="P1">space</text:p>
      <text:p text:style-name="P1">covered</text:p>
      <text:p text:style-name="P1">fast</text:p>
      <text:p text:style-name="P1">several</text:p>
      <text:p text:style-name="P1">hold</text:p>
      <text:p text:style-name="P1">himself</text:p>
      <text:p text:style-name="P1">toward</text:p>
      <text:p text:style-name="P1">five</text:p>
      <text:p text:style-name="P1">step</text:p>
      <text:p text:style-name="P1">morning</text:p>
      <text:p text:style-name="P1">passed</text:p>
      <text:p text:style-name="P1">vowel</text:p>
      <text:p text:style-name="P1">true</text:p>
      <text:p text:style-name="P1">hundred</text:p>
      <text:p text:style-name="P1">against</text:p>
      <text:p text:style-name="P1">pattern’</text:p>
      <text:p text:style-name="P1">numeral</text:p>
      <text:p text:style-name="P1">table</text:p>
      <text:p text:style-name="P1">north</text:p>
      <text:p text:style-name="P1">slowly</text:p>
      <text:p text:style-name="P1">money</text:p>
      <text:p text:style-name="P1">map</text:p>
      <text:p text:style-name="P1">farm</text:p>
      <text:p text:style-name="P1">pulled</text:p>
      <text:p text:style-name="P1">draw</text:p>
      <text:p text:style-name="P1">voice</text:p>
      <text:p text:style-name="P1">seen</text:p>
      <text:p text:style-name="P1">cold</text:p>
      <text:p text:style-name="P1"><text:soft-page-break/>cried</text:p>
      <text:p text:style-name="P1">plan</text:p>
      <text:p text:style-name="P1">notice</text:p>
      <text:p text:style-name="P1">south</text:p>
      <text:p text:style-name="P1">sing</text:p>
      <text:p text:style-name="P1">war</text:p>
      <text:p text:style-name="P1">ground</text:p>
      <text:p text:style-name="P1">fall</text:p>
      <text:p text:style-name="P1">king</text:p>
      <text:p text:style-name="P1">town</text:p>
      <text:p text:style-name="P1">I’ll</text:p>
      <text:p text:style-name="P1">unit</text:p>
      <text:p text:style-name="P1">figure</text:p>
      <text:p text:style-name="P1">certain</text:p>
      <text:p text:style-name="P1">field</text:p>
      <text:p text:style-name="P1">travel</text:p>
      <text:p text:style-name="P1">wood</text:p>
      <text:p text:style-name="P1">fire</text:p>
      <text:p text:style-name="P1">upon</text:p>
      <text:p text:style-name="P1">done</text:p>
      <text:p text:style-name="P1">English</text:p>
      <text:p text:style-name="P1">road</text:p>
      <text:p text:style-name="P1">half</text:p>
      <text:p text:style-name="P1">ten</text:p>
      <text:p text:style-name="P1">fly</text:p>
      <text:p text:style-name="P1">gave</text:p>
      <text:p text:style-name="P1">box</text:p>
      <text:p text:style-name="P1">finally</text:p>
      <text:p text:style-name="P1">wait</text:p>
      <text:p text:style-name="P1">correct</text:p>
      <text:p text:style-name="P1">oh</text:p>
      <text:p text:style-name="P1">quickly</text:p>
      <text:p text:style-name="P1">person</text:p>
      <text:p text:style-name="P1">became</text:p>
      <text:p text:style-name="P1">shown</text:p>
      <text:p text:style-name="P1">minutes</text:p>
      <text:p text:style-name="P1">strong</text:p>
      <text:p text:style-name="P1">verb</text:p>
      <text:p text:style-name="P1">stars</text:p>
      <text:p text:style-name="P1">front</text:p>
      <text:p text:style-name="P1">feel</text:p>
      <text:p text:style-name="P1">fact</text:p>
      <text:p text:style-name="P1">inches</text:p>
      <text:p text:style-name="P1">street</text:p>
      <text:p text:style-name="P1">decided</text:p>
      <text:p text:style-name="P1">contain</text:p>
      <text:p text:style-name="P1">course</text:p>
      <text:p text:style-name="P1">surface</text:p>
      <text:p text:style-name="P1"><text:soft-page-break/>produce</text:p>
      <text:p text:style-name="P1">building</text:p>
      <text:p text:style-name="P1">ocean</text:p>
      <text:p text:style-name="P1">class</text:p>
      <text:p text:style-name="P1">note</text:p>
      <text:p text:style-name="P1">nothing</text:p>
      <text:p text:style-name="P1">rest</text:p>
      <text:p text:style-name="P1">carefully</text:p>
      <text:p text:style-name="P1">scientists</text:p>
      <text:p text:style-name="P1">inside</text:p>
      <text:p text:style-name="P1">wheels</text:p>
      <text:p text:style-name="P1">stay</text:p>
      <text:p text:style-name="P1">green</text:p>
      <text:p text:style-name="P1">known</text:p>
      <text:p text:style-name="P1">island</text:p>
      <text:p text:style-name="P1">week</text:p>
      <text:p text:style-name="P1">less</text:p>
      <text:p text:style-name="P1">machine</text:p>
      <text:p text:style-name="P1">base</text:p>
      <text:p text:style-name="P1">ago</text:p>
      <text:p text:style-name="P1">stood</text:p>
      <text:p text:style-name="P1">plane</text:p>
      <text:p text:style-name="P1">system</text:p>
      <text:p text:style-name="P1">behind</text:p>
      <text:p text:style-name="P1">ran</text:p>
      <text:p text:style-name="P1">round</text:p>
      <text:p text:style-name="P1">boat</text:p>
      <text:p text:style-name="P1">game</text:p>
      <text:p text:style-name="P1">force</text:p>
      <text:p text:style-name="P1">brought</text:p>
      <text:p text:style-name="P1">understood</text:p>
      <text:p text:style-name="P1">warm</text:p>
      <text:p text:style-name="P1">common</text:p>
      <text:p text:style-name="P1">bring</text:p>
      <text:p text:style-name="P1">explain</text:p>
      <text:p text:style-name="P1">dry</text:p>
      <text:p text:style-name="P1">though</text:p>
      <text:p text:style-name="P1">language</text:p>
      <text:p text:style-name="P1">shape</text:p>
      <text:p text:style-name="P1">deep</text:p>
      <text:p text:style-name="P1">thousands</text:p>
      <text:p text:style-name="P1">yes</text:p>
      <text:p text:style-name="P1">clear</text:p>
      <text:p text:style-name="P1">equation</text:p>
      <text:p text:style-name="P1">yet</text:p>
      <text:p text:style-name="P1">government</text:p>
      <text:p text:style-name="P1">filled</text:p>
      <text:p text:style-name="P1">heat</text:p>
      <text:p text:style-name="P1"><text:soft-page-break/>full</text:p>
      <text:p text:style-name="P1">hot</text:p>
      <text:p text:style-name="P1">check</text:p>
      <text:p text:style-name="P1">object</text:p>
      <text:p text:style-name="P1">am</text:p>
      <text:p text:style-name="P1">rule</text:p>
      <text:p text:style-name="P1">among</text:p>
      <text:p text:style-name="P1">noun</text:p>
      <text:p text:style-name="P1">power</text:p>
      <text:p text:style-name="P1">cannot</text:p>
      <text:p text:style-name="P1">able</text:p>
      <text:p text:style-name="P1">six</text:p>
      <text:p text:style-name="P1">size</text:p>
      <text:p text:style-name="P1">dark</text:p>
      <text:p text:style-name="P1">ball</text:p>
      <text:p text:style-name="P1">material</text:p>
      <text:p text:style-name="P1">special</text:p>
      <text:p text:style-name="P1">heavy</text:p>
      <text:p text:style-name="P1">fine</text:p>
      <text:p text:style-name="P1">pair</text:p>
      <text:p text:style-name="P1">circle</text:p>
      <text:p text:style-name="P1">include</text:p>
      <text:p text:style-name="P1">built</text:p>
      <text:p text:style-name="P1">can’t</text:p>
      <text:p text:style-name="P1">matter</text:p>
      <text:p text:style-name="P1">square</text:p>
      <text:p text:style-name="P1">syllables</text:p>
      <text:p text:style-name="P1">perhaps</text:p>
      <text:p text:style-name="P1">bill</text:p>
      <text:p text:style-name="P1">felt</text:p>
      <text:p text:style-name="P1">suddenly</text:p>
      <text:p text:style-name="P1">test</text:p>
      <text:p text:style-name="P1">direction</text:p>
      <text:p text:style-name="P1">center</text:p>
      <text:p text:style-name="P1">farmers</text:p>
      <text:p text:style-name="P1">ready</text:p>
      <text:p text:style-name="P1">anything</text:p>
      <text:p text:style-name="P1">divided</text:p>
      <text:p text:style-name="P1">general</text:p>
      <text:p text:style-name="P1">energy</text:p>
      <text:p text:style-name="P1">subject</text:p>
      <text:p text:style-name="P1">Europe</text:p>
      <text:p text:style-name="P1">moon</text:p>
      <text:p text:style-name="P1">region</text:p>
      <text:p text:style-name="P1">return</text:p>
      <text:p text:style-name="P1">believe</text:p>
      <text:p text:style-name="P1">dance</text:p>
      <text:p text:style-name="P1">members</text:p>
      <text:p text:style-name="P1"><text:soft-page-break/>picked</text:p>
      <text:p text:style-name="P1">simple</text:p>
      <text:p text:style-name="P1">cells</text:p>
      <text:p text:style-name="P1">paint</text:p>
      <text:p text:style-name="P1">mind</text:p>
      <text:p text:style-name="P1">love</text:p>
      <text:p text:style-name="P1">cause</text:p>
      <text:p text:style-name="P1">rain</text:p>
      <text:p text:style-name="P1">exercise</text:p>
      <text:p text:style-name="P1">eggs</text:p>
      <text:p text:style-name="P1">train</text:p>
      <text:p text:style-name="P1">blue</text:p>
      <text:p text:style-name="P1">wish</text:p>
      <text:p text:style-name="P1">drop</text:p>
      <text:p text:style-name="P1">developed</text:p>
      <text:p text:style-name="P1">window</text:p>
      <text:p text:style-name="P1">difference</text:p>
      <text:p text:style-name="P1">distance</text:p>
      <text:p text:style-name="P1">heart</text:p>
      <text:p text:style-name="P1">sit</text:p>
      <text:p text:style-name="P1">sum</text:p>
      <text:p text:style-name="P1">summer</text:p>
      <text:p text:style-name="P1">wall</text:p>
      <text:p text:style-name="P1">forest</text:p>
      <text:p text:style-name="P1">probably</text:p>
      <text:p text:style-name="P1">legs</text:p>
      <text:p text:style-name="P1">sat</text:p>
      <text:p text:style-name="P1">main</text:p>
      <text:p text:style-name="P1">winter</text:p>
      <text:p text:style-name="P1">wide</text:p>
      <text:p text:style-name="P1">written</text:p>
      <text:p text:style-name="P1">length</text:p>
      <text:p text:style-name="P1">reason</text:p>
      <text:p text:style-name="P1">kept</text:p>
      <text:p text:style-name="P1">interest</text:p>
      <text:p text:style-name="P1">arms</text:p>
      <text:p text:style-name="P1">brother</text:p>
      <text:p text:style-name="P1">race</text:p>
      <text:p text:style-name="P1">present</text:p>
      <text:p text:style-name="P1">beautiful</text:p>
      <text:p text:style-name="P1">store</text:p>
      <text:p text:style-name="P1">job</text:p>
      <text:p text:style-name="P1">edge</text:p>
      <text:p text:style-name="P1">past</text:p>
      <text:p text:style-name="P1">sign</text:p>
      <text:p text:style-name="P1">record</text:p>
      <text:p text:style-name="P1">finished</text:p>
      <text:p text:style-name="P1">discovered</text:p>
      <text:p text:style-name="P1"><text:soft-page-break/>wild</text:p>
      <text:p text:style-name="P1">happy</text:p>
      <text:p text:style-name="P1">beside</text:p>
      <text:p text:style-name="P1">gone</text:p>
      <text:p text:style-name="P1">sky</text:p>
      <text:p text:style-name="P1">glass</text:p>
      <text:p text:style-name="P1">million</text:p>
      <text:p text:style-name="P1">west</text:p>
      <text:p text:style-name="P1">lay</text:p>
      <text:p text:style-name="P1">weather</text:p>
      <text:p text:style-name="P1">root</text:p>
      <text:p text:style-name="P1">instruments</text:p>
      <text:p text:style-name="P1">meet</text:p>
      <text:p text:style-name="P1">third</text:p>
      <text:p text:style-name="P1">months</text:p>
      <text:p text:style-name="P1">paragraph</text:p>
      <text:p text:style-name="P1">raised</text:p>
      <text:p text:style-name="P1">represent</text:p>
      <text:p text:style-name="P1">soft</text:p>
      <text:p text:style-name="P1">whether</text:p>
      <text:p text:style-name="P1">clothes</text:p>
      <text:p text:style-name="P1">flowers</text:p>
      <text:p text:style-name="P1">shall</text:p>
      <text:p text:style-name="P1">teacher</text:p>
      <text:p text:style-name="P1">held</text:p>
      <text:p text:style-name="P1">describe</text:p>
      <text:p text:style-name="P1">drive</text:p>
      <text:p text:style-name="P1">cross</text:p>
      <text:p text:style-name="P1">speak</text:p>
      <text:p text:style-name="P1">solve</text:p>
      <text:p text:style-name="P1">appear</text:p>
      <text:p text:style-name="P1">metal</text:p>
      <text:p text:style-name="P1">son</text:p>
      <text:p text:style-name="P1">either</text:p>
      <text:p text:style-name="P1">ice</text:p>
      <text:p text:style-name="P1">sleep</text:p>
      <text:p text:style-name="P1">village</text:p>
      <text:p text:style-name="P1">factors</text:p>
      <text:p text:style-name="P1">result</text:p>
      <text:p text:style-name="P1">jumped</text:p>
      <text:p text:style-name="P1">snow</text:p>
      <text:p text:style-name="P1">ride</text:p>
      <text:p text:style-name="P1">care</text:p>
      <text:p text:style-name="P1">floor</text:p>
      <text:p text:style-name="P1">hill</text:p>
      <text:p text:style-name="P1">pushed</text:p>
      <text:p text:style-name="P1">baby</text:p>
      <text:p text:style-name="P1">buy</text:p>
      <text:p text:style-name="P1"><text:soft-page-break/>century</text:p>
      <text:p text:style-name="P1">outside</text:p>
      <text:p text:style-name="P1">everything</text:p>
      <text:p text:style-name="P1">tall</text:p>
      <text:p text:style-name="P1">already</text:p>
      <text:p text:style-name="P1">instead</text:p>
      <text:p text:style-name="P1">phrase</text:p>
      <text:p text:style-name="P1">soil</text:p>
      <text:p text:style-name="P1">bed</text:p>
      <text:p text:style-name="P1">copy</text:p>
      <text:p text:style-name="P1">free</text:p>
      <text:p text:style-name="P1">hope</text:p>
      <text:p text:style-name="P1">spring</text:p>
      <text:p text:style-name="P1">case</text:p>
      <text:p text:style-name="P1">laughed</text:p>
      <text:p text:style-name="P1">nation</text:p>
      <text:p text:style-name="P1">quite</text:p>
      <text:p text:style-name="P1">type</text:p>
      <text:p text:style-name="P1">themselves</text:p>
      <text:p text:style-name="P1">temperature</text:p>
      <text:p text:style-name="P1">bright</text:p>
      <text:p text:style-name="P1">lead</text:p>
      <text:p text:style-name="P1">everyone</text:p>
      <text:p text:style-name="P1">method</text:p>
      <text:p text:style-name="P1">section</text:p>
      <text:p text:style-name="P1">lake</text:p>
      <text:p text:style-name="P1">consonant</text:p>
      <text:p text:style-name="P1">within</text:p>
      <text:p text:style-name="P1">dictionary</text:p>
      <text:p text:style-name="P1">hair</text:p>
      <text:p text:style-name="P1">age</text:p>
      <text:p text:style-name="P1">amount</text:p>
      <text:p text:style-name="P1">scale</text:p>
      <text:p text:style-name="P1">pounds</text:p>
      <text:p text:style-name="P1">although</text:p>
      <text:p text:style-name="P1">per</text:p>
      <text:p text:style-name="P1">broken</text:p>
      <text:p text:style-name="P1">moment</text:p>
      <text:p text:style-name="P1">tiny</text:p>
      <text:p text:style-name="P1">possible</text:p>
      <text:p text:style-name="P1">gold</text:p>
      <text:p text:style-name="P1">milk</text:p>
      <text:p text:style-name="P1">quiet</text:p>
      <text:p text:style-name="P1">natural</text:p>
      <text:p text:style-name="P1">lot</text:p>
      <text:p text:style-name="P1">stone</text:p>
      <text:p text:style-name="P1">act</text:p>
      <text:p text:style-name="P1">build</text:p>
      <text:p text:style-name="P1"><text:soft-page-break/>middle</text:p>
      <text:p text:style-name="P1">speed</text:p>
      <text:p text:style-name="P1">count</text:p>
      <text:p text:style-name="P1">cat</text:p>
      <text:p text:style-name="P1">someone</text:p>
      <text:p text:style-name="P1">sail</text:p>
      <text:p text:style-name="P1">rolled</text:p>
      <text:p text:style-name="P1">bear</text:p>
      <text:p text:style-name="P1">wonder</text:p>
      <text:p text:style-name="P1">smiled</text:p>
      <text:p text:style-name="P1">angle</text:p>
      <text:p text:style-name="P1">fraction</text:p>
      <text:p text:style-name="P1">Africa</text:p>
      <text:p text:style-name="P1">killed</text:p>
      <text:p text:style-name="P1">melody</text:p>
      <text:p text:style-name="P1">bottom</text:p>
      <text:p text:style-name="P1">trip</text:p>
      <text:p text:style-name="P1">hole</text:p>
      <text:p text:style-name="P1">poor</text:p>
      <text:p text:style-name="P1">let’s</text:p>
      <text:p text:style-name="P1">fight</text:p>
      <text:p text:style-name="P1">surprise</text:p>
      <text:p text:style-name="P1">French</text:p>
      <text:p text:style-name="P1">died</text:p>
      <text:p text:style-name="P1">beat</text:p>
      <text:p text:style-name="P1">exactly</text:p>
      <text:p text:style-name="P1">remain</text:p>
      <text:p text:style-name="P1">dress</text:p>
      <text:p text:style-name="P1">iron</text:p>
      <text:p text:style-name="P1">couldn’t</text:p>
      <text:p text:style-name="P1">fingers</text:p>
      <text:p text:style-name="P1">row</text:p>
      <text:p text:style-name="P1">least</text:p>
      <text:p text:style-name="P1">catch</text:p>
      <text:p text:style-name="P1">climbed</text:p>
      <text:p text:style-name="P1">wrote</text:p>
      <text:p text:style-name="P1">shouted</text:p>
      <text:p text:style-name="P1">continued</text:p>
      <text:p text:style-name="P1">itself</text:p>
      <text:p text:style-name="P1">else</text:p>
      <text:p text:style-name="P1">plains</text:p>
      <text:p text:style-name="P1">gas</text:p>
      <text:p text:style-name="P1">England</text:p>
      <text:p text:style-name="P1">burning</text:p>
      <text:p text:style-name="P1">design</text:p>
      <text:p text:style-name="P1">joined</text:p>
      <text:p text:style-name="P1">foot</text:p>
      <text:p text:style-name="P1">law</text:p>
      <text:p text:style-name="P1"><text:soft-page-break/>ears</text:p>
      <text:p text:style-name="P1">grass</text:p>
      <text:p text:style-name="P1">you’re</text:p>
      <text:p text:style-name="P1">grew</text:p>
      <text:p text:style-name="P1">skin</text:p>
      <text:p text:style-name="P1">valley</text:p>
      <text:p text:style-name="P1">cents</text:p>
      <text:p text:style-name="P1">key</text:p>
      <text:p text:style-name="P1">president</text:p>
      <text:p text:style-name="P1">brown</text:p>
      <text:p text:style-name="P1">trouble</text:p>
      <text:p text:style-name="P1">cool</text:p>
      <text:p text:style-name="P1">cloud</text:p>
      <text:p text:style-name="P1">lost</text:p>
      <text:p text:style-name="P1">sent</text:p>
      <text:p text:style-name="P1">symbols</text:p>
      <text:p text:style-name="P1">wear</text:p>
      <text:p text:style-name="P1">bad</text:p>
      <text:p text:style-name="P1">save</text:p>
      <text:p text:style-name="P1">experiment</text:p>
      <text:p text:style-name="P1">engine</text:p>
      <text:p text:style-name="P1">alone</text:p>
      <text:p text:style-name="P1">drawing</text:p>
      <text:p text:style-name="P1">east</text:p>
      <text:p text:style-name="P1">pay</text:p>
      <text:p text:style-name="P1">single</text:p>
      <text:p text:style-name="P1">touch</text:p>
      <text:p text:style-name="P1">information</text:p>
      <text:p text:style-name="P1">express</text:p>
      <text:p text:style-name="P1">mouth</text:p>
      <text:p text:style-name="P1">yard</text:p>
      <text:p text:style-name="P1">equal</text:p>
      <text:p text:style-name="P1">decimal</text:p>
      <text:p text:style-name="P1">yourself</text:p>
      <text:p text:style-name="P1">control</text:p>
      <text:p text:style-name="P1">practice</text:p>
      <text:p text:style-name="P1">report</text:p>
      <text:p text:style-name="P1">straight</text:p>
      <text:p text:style-name="P1">rise</text:p>
      <text:p text:style-name="P1">statement</text:p>
      <text:p text:style-name="P1">stick</text:p>
      <text:p text:style-name="P1">party</text:p>
      <text:p text:style-name="P1">seeds</text:p>
      <text:p text:style-name="P1">suppose</text:p>
      <text:p text:style-name="P1">woman</text:p>
      <text:p text:style-name="P1">coast</text:p>
      <text:p text:style-name="P1">bank</text:p>
      <text:p text:style-name="P1">period</text:p>
      <text:p text:style-name="P1"><text:soft-page-break/>wire</text:p>
      <text:p text:style-name="P1">choose</text:p>
      <text:p text:style-name="P1">clean</text:p>
      <text:p text:style-name="P1">visit</text:p>
      <text:p text:style-name="P1">bit</text:p>
      <text:p text:style-name="P1">whose</text:p>
      <text:p text:style-name="P1">received</text:p>
      <text:p text:style-name="P1">garden</text:p>
      <text:p text:style-name="P1">please</text:p>
      <text:p text:style-name="P1">strange</text:p>
      <text:p text:style-name="P1">caught</text:p>
      <text:p text:style-name="P1">fell</text:p>
      <text:p text:style-name="P1">team</text:p>
      <text:p text:style-name="P1">God</text:p>
      <text:p text:style-name="P1">captain</text:p>
      <text:p text:style-name="P1">direct</text:p>
      <text:p text:style-name="P1">ring</text:p>
      <text:p text:style-name="P1">serve</text:p>
      <text:p text:style-name="P1">child</text:p>
      <text:p text:style-name="P1">desert</text:p>
      <text:p text:style-name="P1">increase</text:p>
      <text:p text:style-name="P1">history</text:p>
      <text:p text:style-name="P1">cost</text:p>
      <text:p text:style-name="P1">maybe</text:p>
      <text:p text:style-name="P1">business</text:p>
      <text:p text:style-name="P1">separate</text:p>
      <text:p text:style-name="P1">break</text:p>
      <text:p text:style-name="P1">uncle</text:p>
      <text:p text:style-name="P1">hunting</text:p>
      <text:p text:style-name="P1">flow</text:p>
      <text:p text:style-name="P1">lady</text:p>
      <text:p text:style-name="P1">students</text:p>
      <text:p text:style-name="P1">art</text:p>
      <text:p text:style-name="P1">human</text:p>
      <text:p text:style-name="P1">feeling</text:p>
      <text:p text:style-name="P1">supply</text:p>
      <text:p text:style-name="P1">corner</text:p>
      <text:p text:style-name="P1">electric</text:p>
      <text:p text:style-name="P1">insects</text:p>
      <text:p text:style-name="P1">crops</text:p>
      <text:p text:style-name="P1">tone</text:p>
      <text:p text:style-name="P1">hit</text:p>
      <text:p text:style-name="P1">sand</text:p>
      <text:p text:style-name="P1">doctor</text:p>
      <text:p text:style-name="P1">provide</text:p>
      <text:p text:style-name="P1">thus</text:p>
      <text:p text:style-name="P1">won’t</text:p>
      <text:p text:style-name="P1">cook</text:p>
      <text:p text:style-name="P1"><text:soft-page-break/>bones</text:p>
      <text:p text:style-name="P1">tail</text:p>
      <text:p text:style-name="P1">board</text:p>
      <text:p text:style-name="P1">modern</text:p>
      <text:p text:style-name="P1">compound</text:p>
      <text:p text:style-name="P1">mine</text:p>
      <text:p text:style-name="P1">wasn’t</text:p>
      <text:p text:style-name="P1">fit</text:p>
      <text:p text:style-name="P1">addition</text:p>
      <text:p text:style-name="P1">belong</text:p>
      <text:p text:style-name="P1">safe</text:p>
      <text:p text:style-name="P1">soldiers</text:p>
      <text:p text:style-name="P1">guess</text:p>
      <text:p text:style-name="P1">silent</text:p>
      <text:p text:style-name="P1">trade</text:p>
      <text:p text:style-name="P1">rather</text:p>
      <text:p text:style-name="P1">compare</text:p>
      <text:p text:style-name="P1">crowd</text:p>
      <text:p text:style-name="P1">poem</text:p>
      <text:p text:style-name="P1">enjoy</text:p>
      <text:p text:style-name="P1">elements</text:p>
      <text:p text:style-name="P1">indicate</text:p>
      <text:p text:style-name="P1">except</text:p>
      <text:p text:style-name="P1">expect</text:p>
      <text:p text:style-name="P1">flat</text:p>
      <text:p text:style-name="P1">seven</text:p>
      <text:p text:style-name="P1">interesting</text:p>
      <text:p text:style-name="P1">sense</text:p>
      <text:p text:style-name="P1">string</text:p>
      <text:p text:style-name="P1">blow</text:p>
      <text:p text:style-name="P1">famous</text:p>
      <text:p text:style-name="P1">value</text:p>
      <text:p text:style-name="P1">wings</text:p>
      <text:p text:style-name="P1">movement</text:p>
      <text:p text:style-name="P1">pole</text:p>
      <text:p text:style-name="P1">exciting</text:p>
      <text:p text:style-name="P1">branches</text:p>
      <text:p text:style-name="P1">thick</text:p>
      <text:p text:style-name="P1">blood</text:p>
      <text:p text:style-name="P1">lie</text:p>
      <text:p text:style-name="P1">spot</text:p>
      <text:p text:style-name="P1">bell</text:p>
      <text:p text:style-name="P1">fun</text:p>
      <text:p text:style-name="P1">loud</text:p>
      <text:p text:style-name="P1">consider</text:p>
      <text:p text:style-name="P1">suggested</text:p>
      <text:p text:style-name="P1">thin</text:p>
      <text:p text:style-name="P1">position</text:p>
      <text:p text:style-name="P1"><text:soft-page-break/>entered</text:p>
      <text:p text:style-name="P1">fruit</text:p>
      <text:p text:style-name="P1">tied</text:p>
      <text:p text:style-name="P1">rich</text:p>
      <text:p text:style-name="P1">dollars</text:p>
      <text:p text:style-name="P1">send</text:p>
      <text:p text:style-name="P1">sight</text:p>
      <text:p text:style-name="P1">chief</text:p>
      <text:p text:style-name="P1">Japanese</text:p>
      <text:p text:style-name="P1">stream</text:p>
      <text:p text:style-name="P1">planets</text:p>
      <text:p text:style-name="P1">rhythm</text:p>
      <text:p text:style-name="P1">eight</text:p>
      <text:p text:style-name="P1">science</text:p>
      <text:p text:style-name="P1">major</text:p>
      <text:p text:style-name="P1">observe</text:p>
      <text:p text:style-name="P1">tube</text:p>
      <text:p text:style-name="P1">necessary</text:p>
      <text:p text:style-name="P1">weight</text:p>
      <text:p text:style-name="P1">meat</text:p>
      <text:p text:style-name="P1">lifted</text:p>
      <text:p text:style-name="P1">process</text:p>
      <text:p text:style-name="P1">army</text:p>
      <text:p text:style-name="P1">hat</text:p>
      <text:p text:style-name="P1">property</text:p>
      <text:p text:style-name="P1">particular</text:p>
      <text:p text:style-name="P1">swim</text:p>
      <text:p text:style-name="P1">terms</text:p>
      <text:p text:style-name="P1">current</text:p>
      <text:p text:style-name="P1">park</text:p>
      <text:p text:style-name="P1">sell</text:p>
      <text:p text:style-name="P1">shoulder</text:p>
      <text:p text:style-name="P1">industry</text:p>
      <text:p text:style-name="P1">wash</text:p>
      <text:p text:style-name="P1">block</text:p>
      <text:p text:style-name="P1">spread</text:p>
      <text:p text:style-name="P1">cattle</text:p>
      <text:p text:style-name="P1">wife</text:p>
      <text:p text:style-name="P1">sharp</text:p>
      <text:p text:style-name="P1">company</text:p>
      <text:p text:style-name="P1">radio</text:p>
      <text:p text:style-name="P1">we’ll</text:p>
      <text:p text:style-name="P1">action</text:p>
      <text:p text:style-name="P1">capital</text:p>
      <text:p text:style-name="P1">factories</text:p>
      <text:p text:style-name="P1">settled</text:p>
      <text:p text:style-name="P1">yellow</text:p>
      <text:p text:style-name="P1">isn’t</text:p>
      <text:p text:style-name="P1"><text:soft-page-break/>southern</text:p>
      <text:p text:style-name="P1">truck</text:p>
      <text:p text:style-name="P1">fair</text:p>
      <text:p text:style-name="P1">printed</text:p>
      <text:p text:style-name="P1">wouldn’t</text:p>
      <text:p text:style-name="P1">ahead</text:p>
      <text:p text:style-name="P1">chance</text:p>
      <text:p text:style-name="P1">born</text:p>
      <text:p text:style-name="P1">level</text:p>
      <text:p text:style-name="P1">triangle</text:p>
      <text:p text:style-name="P1">molecules</text:p>
      <text:p text:style-name="P1">France</text:p>
      <text:p text:style-name="P1">repeated</text:p>
      <text:p text:style-name="P1">column</text:p>
      <text:p text:style-name="P1">western</text:p>
      <text:p text:style-name="P1">church</text:p>
      <text:p text:style-name="P1">sister</text:p>
      <text:p text:style-name="P1">oxygen</text:p>
      <text:p text:style-name="P1">plural</text:p>
      <text:p text:style-name="P1">various</text:p>
      <text:p text:style-name="P1">agreed</text:p>
      <text:p text:style-name="P1">opposite</text:p>
      <text:p text:style-name="P1">wrong</text:p>
      <text:p text:style-name="P1">chart</text:p>
      <text:p text:style-name="P1">prepared</text:p>
      <text:p text:style-name="P1">pretty</text:p>
      <text:p text:style-name="P1">solution</text:p>
      <text:p text:style-name="P1">fresh</text:p>
      <text:p text:style-name="P1">shop</text:p>
      <text:p text:style-name="P1">suffix</text:p>
      <text:p text:style-name="P1">especially</text:p>
      <text:p text:style-name="P1">shoes</text:p>
      <text:p text:style-name="P1">actually</text:p>
      <text:p text:style-name="P1">nose</text:p>
      <text:p text:style-name="P1">afraid</text:p>
      <text:p text:style-name="P1">dead</text:p>
      <text:p text:style-name="P1">sugar</text:p>
      <text:p text:style-name="P1">adjective</text:p>
      <text:p text:style-name="P1">fig</text:p>
      <text:p text:style-name="P1">office</text:p>
      <text:p text:style-name="P1">huge</text:p>
      <text:p text:style-name="P1">gun</text:p>
      <text:p text:style-name="P1">similar</text:p>
      <text:p text:style-name="P1">death</text:p>
      <text:p text:style-name="P1">score</text:p>
      <text:p text:style-name="P1">forward</text:p>
      <text:p text:style-name="P1">stretched</text:p>
      <text:p text:style-name="P1">experience</text:p>
      <text:p text:style-name="P1"><text:soft-page-break/>rose</text:p>
      <text:p text:style-name="P1">allow</text:p>
      <text:p text:style-name="P1">fear</text:p>
      <text:p text:style-name="P1">workers</text:p>
      <text:p text:style-name="P1">Washington</text:p>
      <text:p text:style-name="P1">Greek</text:p>
      <text:p text:style-name="P1">women</text:p>
      <text:p text:style-name="P1">bought</text:p>
      <text:p text:style-name="P1">led</text:p>
      <text:p text:style-name="P1">march</text:p>
      <text:p text:style-name="P1">northern</text:p>
      <text:p text:style-name="P1">create</text:p>
      <text:p text:style-name="P1">British</text:p>
      <text:p text:style-name="P1">difficult</text:p>
      <text:p text:style-name="P1">match</text:p>
      <text:p text:style-name="P1">win</text:p>
      <text:p text:style-name="P1">doesn’t</text:p>
      <text:p text:style-name="P1">steel</text:p>
      <text:p text:style-name="P1">total</text:p>
      <text:p text:style-name="P1">deal</text:p>
      <text:p text:style-name="P1">determine</text:p>
      <text:p text:style-name="P1">evening</text:p>
      <text:p text:style-name="P1">nor</text:p>
      <text:p text:style-name="P1">rope</text:p>
      <text:p text:style-name="P1">cotton</text:p>
      <text:p text:style-name="P1">apple</text:p>
      <text:p text:style-name="P1">details</text:p>
      <text:p text:style-name="P1">entire</text:p>
      <text:p text:style-name="P1">corn</text:p>
      <text:p text:style-name="P1">substances</text:p>
      <text:p text:style-name="P1">smell</text:p>
      <text:p text:style-name="P1">tools</text:p>
      <text:p text:style-name="P1">condition</text:p>
      <text:p text:style-name="P1">cows</text:p>
      <text:p text:style-name="P1">track</text:p>
      <text:p text:style-name="P1">arrived</text:p>
      <text:p text:style-name="P1">located</text:p>
      <text:p text:style-name="P1">sir</text:p>
      <text:p text:style-name="P1">seat</text:p>
      <text:p text:style-name="P1">division</text:p>
      <text:p text:style-name="P1">effect</text:p>
      <text:p text:style-name="P1">underline</text:p>
      <text:p text:style-name="P1">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KJDCI+ComicSansMS" svg:font-family="CKJDCI+ComicSansMS" style:font-family-generic="swiss"/>
    <style:font-face style:name="CKJDHA+ComicSansMS-Bold" svg:font-family="CKJDHA+ComicSansMS-Bold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8:47:30</meta:creation-date>
    <dc:date>2012-06-07T11:10:09</dc:date>
    <meta:editing-duration>PT3M21S</meta:editing-duration>
    <meta:editing-cycles>1</meta:editing-cycles>
    <meta:generator>LibreOffice/3.4$Unix LibreOffice_project/340m1$Build-402</meta:generator>
    <meta:document-statistic meta:table-count="0" meta:image-count="0" meta:object-count="0" meta:page-count="21" meta:paragraph-count="1002" meta:word-count="1007" meta:character-count="5182" meta:non-whitespace-character-count="5177"/>
  </office:meta>
</office:document-meta>
</file>